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11F4A9A55651BEA9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oogle Sans" svg:font-family="'Google Sans', Roboto, RobotoDraft, Helvetica, Arial, sans-serif"/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nest SemiBold" svg:font-family="'Onest SemiBold'" style:font-pitch="variable"/>
    <style:font-face style:name="Roboto" svg:font-family="Roboto, RobotoDraft, Helvetica, Arial, sans-serif"/>
    <style:font-face style:name="Ubuntu Mono" svg:font-family="'Ubuntu Mono'" style:font-pitch="fixed"/>
    <style:font-face style:name="Urbanist" svg:font-family="Urbanist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Urbanist" fo:font-size="12pt" fo:letter-spacing="normal" fo:font-style="normal" fo:font-weight="normal" officeooo:rsid="003a5948" officeooo:paragraph-rsid="003a594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rbanist" fo:font-size="24pt" fo:font-weight="bold" officeooo:rsid="001137e6" officeooo:paragraph-rsid="001137e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Urbanist" fo:font-size="18pt" fo:font-weight="bold" officeooo:rsid="003a5948" officeooo:paragraph-rsid="003a5948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banist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rbanist" fo:font-size="14pt" fo:font-weight="bold" officeooo:rsid="0019a60f" officeooo:paragraph-rsid="0019a60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Urbanist" fo:font-size="14pt" fo:font-weight="bold" officeooo:rsid="0014defd" officeooo:paragraph-rsid="001fb8b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Urbanist" fo:font-size="14pt" fo:font-weight="bold" officeooo:paragraph-rsid="00217e5e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rbanist" fo:font-size="14pt" fo:font-weight="bold" officeooo:rsid="00217e5e" officeooo:paragraph-rsid="00217e5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rbanist"/>
    </style:style>
    <style:style style:name="P10" style:family="paragraph" style:parent-style-name="Standard" style:list-style-name="L1">
      <style:text-properties style:font-name="Urbanist"/>
    </style:style>
    <style:style style:name="P11" style:family="paragraph" style:parent-style-name="Standard">
      <style:text-properties style:font-name="Urbanist" fo:font-size="12pt" fo:font-weight="normal" officeooo:rsid="0014defd" officeooo:paragraph-rsid="001fb8b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Urbanist" fo:font-size="12pt" fo:font-weight="normal" officeooo:rsid="001fb8b1" officeooo:paragraph-rsid="001fb8b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Urbanist" fo:font-size="12pt" fo:font-weight="normal" officeooo:paragraph-rsid="00217e5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Urbanist" fo:font-size="12pt" fo:font-weight="normal" officeooo:rsid="002603c3" officeooo:paragraph-rsid="00217e5e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Bash', 'UseCharStyles': 1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Urbanist" fo:font-size="12pt" fo:language="zxx" fo:country="none" fo:font-style="normal" style:text-underline-style="none" fo:font-weight="normal" officeooo:rsid="0019a60f" officeooo:paragraph-rsid="0019a60f" fo:background-color="transparent" style:font-size-asian="12pt" style:font-weight-asian="normal" style:font-size-complex="12pt" style:font-weight-complex="normal"/>
    </style:style>
    <style:style style:name="T1" style:family="text">
      <style:text-properties fo:color="#3d7b7b" loext:opacity="100%" fo:font-style="normal" style:font-weight-asian="bold" style:font-weight-complex="bold"/>
    </style:style>
    <style:style style:name="T2" style:family="text">
      <style:text-properties fo:color="#3d7b7b" loext:opacity="100%" style:font-weight-asian="bold" style:font-weight-complex="bold"/>
    </style:style>
    <style:style style:name="T3" style:family="text">
      <style:text-properties fo:color="#3d7b7b" loext:opacity="100%" style:font-name="Ubuntu Mono" fo:font-style="normal" style:font-weight-asian="bold" style:font-weight-complex="bold"/>
    </style:style>
    <style:style style:name="T4" style:family="text">
      <style:text-properties fo:color="#3d7b7b" loext:opacity="100%" style:font-name="Ubuntu Mono" style:font-weight-asian="bold" style:font-weight-complex="bold"/>
    </style:style>
    <style:style style:name="T5" style:family="text">
      <style:text-properties style:use-window-font-color="true" loext:opacity="0%" style:font-name="Ubuntu Mono" style:font-weight-asian="bold" style:font-weight-complex="bold"/>
    </style:style>
    <style:style style:name="T6" style:family="text">
      <style:text-properties style:use-window-font-color="true" loext:opacity="0%" style:font-name="Ubuntu Mono" fo:language="zxx" fo:country="none" fo:font-style="normal" style:text-underline-style="none" fo:font-weight="normal" fo:background-color="transparent" loext:char-shading-value="0" style:font-weight-asian="bold" style:font-weight-complex="bold"/>
    </style:style>
    <style:style style:name="T7" style:family="text">
      <style:text-properties officeooo:rsid="001fb8b1"/>
    </style:style>
    <style:style style:name="T8" style:family="text">
      <style:text-properties officeooo:rsid="00217e5e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297832"/>
    </style:style>
    <style:style style:name="T11" style:family="text">
      <style:text-properties officeooo:rsid="002d38b4"/>
    </style:style>
    <style:style style:name="T12" style:family="text">
      <style:text-properties officeooo:rsid="002ef487"/>
    </style:style>
    <style:style style:name="T13" style:family="text">
      <style:text-properties style:font-name="Ubuntu Mono" style:font-weight-asian="bold" style:font-weight-complex="bold"/>
    </style:style>
    <style:style style:name="T14" style:family="text">
      <style:text-properties style:font-name="Ubuntu Mono" officeooo:rsid="003e034f" style:font-weight-asian="bold" style:font-weight-complex="bold"/>
    </style:style>
    <style:style style:name="T15" style:family="text">
      <style:text-properties style:font-name="Ubuntu Mono" fo:language="zxx" fo:country="none" style:font-weight-asian="bold" style:font-weight-complex="bold"/>
    </style:style>
    <style:style style:name="T16" style:family="text">
      <style:text-properties style:font-name="Ubuntu Mono" fo:language="zxx" fo:country="none" style:text-underline-style="none" fo:font-weight="normal" fo:background-color="transparent" loext:char-shading-value="0" style:font-weight-asian="bold" style:font-weight-complex="bold"/>
    </style:style>
    <style:style style:name="T17" style:family="text">
      <style:text-properties officeooo:rsid="00364fde"/>
    </style:style>
    <style:style style:name="T18" style:family="text">
      <style:text-properties officeooo:rsid="00377895"/>
    </style:style>
    <style:style style:name="T19" style:family="text">
      <style:text-properties officeooo:rsid="003b0802"/>
    </style:style>
    <style:style style:name="T20" style:family="text">
      <style:text-properties officeooo:rsid="003e03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<text:span text:style-name="T10">1</text:span><text:span text:style-name="T19">3</text:span></text:p>
      <text:p text:style-name="P2"/>
      <text:p text:style-name="P3">Simulate disk scheduling algorithm<text:span text:style-name="T20">s</text:span></text:p>
      <text:list xml:id="list4262170502" text:style-name="L1">
        <text:list-header>
          <text:p text:style-name="P10"/>
        </text:list-header>
      </text:list>
      <text:p text:style-name="P6"><text:span text:style-name="T7">Output:</text:span></text:p>
      <text:p text:style-name="P6"><draw:frame draw:style-name="fr1" draw:name="Image1" text:anchor-type="char" svg:x="-0.085cm" svg:y="0.434cm" svg:width="8.308cm" svg:height="7.594cm" draw:z-index="0"><draw:image xlink:href="Pictures/100000010000013A0000011F4A9A55651BEA962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oogle Sans" svg:font-family="'Google Sans', Roboto, RobotoDraft, Helvetica, Arial, sans-serif"/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nest SemiBold" svg:font-family="'Onest SemiBold'" style:font-pitch="variable"/>
    <style:font-face style:name="Roboto" svg:font-family="Roboto, RobotoDraft, Helvetica, Arial, sans-serif"/>
    <style:font-face style:name="Ubuntu Mono" svg:font-family="'Ubuntu Mono'" style:font-pitch="fixed"/>
    <style:font-face style:name="Urbanist" svg:font-family="Urbanis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h2_5f_default" style:display-name="ch2_default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Variable" style:display-name="ch2_default.Name.Variable" style:family="text" style:parent-style-name="ch2_5f_default.Name">
      <style:text-properties fo:color="#19177c" loext:opacity="100%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String.Double" style:display-name="ch2_default.Literal.String.Double" style:family="text" style:parent-style-name="ch2_5f_default.Literal.String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Comment.Single" style:display-name="ch2_default.Comment.Single" style:family="text" style:parent-style-name="ch2_5f_default.Comme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2:07:01.215152011</meta:creation-date>
    <dc:date>2024-05-08T01:04:47.998888984</dc:date>
    <meta:editing-duration>PT1H32M9S</meta:editing-duration>
    <meta:editing-cycles>33</meta:editing-cycles>
    <meta:generator>LibreOffice/7.3.7.2$Linux_X86_64 LibreOffice_project/30$Build-2</meta:generator>
    <meta:document-statistic meta:table-count="0" meta:image-count="1" meta:object-count="0" meta:page-count="2" meta:paragraph-count="3" meta:word-count="7" meta:character-count="55" meta:non-whitespace-character-count="51"/>
  </office:meta>
</office:document-meta>
</file>